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2-ep" table:style-name="ta1">
        <table:shapes>
          <draw:frame draw:z-index="0" draw:style-name="gr1" svg:width="15.999cm" svg:height="8.999cm" svg:x="11.758cm" svg:y="32.895cm">
            <draw:object draw:notify-on-update-of-ranges="'2-ep'.B90:'2-ep'.D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.695">
            <text:p>10,69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2.3178">
            <text:p>12,31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2.7604">
            <text:p>22,76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.17633">
            <text:p>5,1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6.5874">
            <text:p>36,58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2.1987">
            <text:p>22,19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8.85397">
            <text:p>8,8539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1.5291">
            <text:p>11,529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9.71471">
            <text:p>9,7147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8.9995">
            <text:p>18,999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1.7961">
            <text:p>21,79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0.6817">
            <text:p>10,68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7.48416">
            <text:p>7,48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6.012">
            <text:p>26,01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.96804">
            <text:p>4,968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8.3804">
            <text:p>18,38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.76731">
            <text:p>4,7673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8.87232">
            <text:p>8,8723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.98378">
            <text:p>8,9837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44.0981">
            <text:p>44,0981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.54648">
            <text:p>3,546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5.2224">
            <text:p>25,22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formula="of:=SUM([.B2:.B89])" office:value-type="float" office:value="808.85682">
            <text:p>808,85682</text:p>
          </table:table-cell>
          <table:table-cell table:formula="of:=SUM([.C2:.C87])" office:value-type="float" office:value="709.78888">
            <text:p>709,78888</text:p>
          </table:table-cell>
          <table:table-cell table:formula="of:=SUM([.D2:.D88])" office:value-type="float" office:value="0">
            <text:p>0</text:p>
          </table:table-cell>
        </table:table-row>
      </table:table>
      <table:table table:name="6-ep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.695">
            <text:p>10,69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4.69968">
            <text:p>4,699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2.3178">
            <text:p>12,317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2.7604">
            <text:p>22,760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.17633">
            <text:p>5,1763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6.5874">
            <text:p>36,587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2.1987">
            <text:p>22,198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8.85397">
            <text:p>8,85397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1.5291">
            <text:p>11,5291</text:p>
          </table:table-cell>
          <table:table-cell office:value-type="float" office:value="45">
            <text:p>4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9.71471">
            <text:p>9,7147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8.9995">
            <text:p>18,9995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1.7961">
            <text:p>21,796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0.6817">
            <text:p>10,6817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7.48416">
            <text:p>7,48416</text:p>
          </table:table-cell>
          <table:table-cell table:number-columns-repeated="2" office:value-type="float" office:value="0">
            <text:p>0</text:p>
          </table:table-cell>
          <table:table-cell office:value-type="float" office:value="7.60432">
            <text:p>7,604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6.012">
            <text:p>26,012</text:p>
          </table:table-cell>
          <table:table-cell office:value-type="float" office:value="0">
            <text:p>0</text:p>
          </table:table-cell>
          <table:table-cell office:value-type="float" office:value="5.99526">
            <text:p>5,995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.96804">
            <text:p>4,9680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8.3804">
            <text:p>18,380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  <table:table-cell office:value-type="float" office:value="10.6541">
            <text:p>10,654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.76731">
            <text:p>4,76731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8.87232">
            <text:p>8,87232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.98378">
            <text:p>8,9837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44.0981">
            <text:p>44,098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.54648">
            <text:p>3,5464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25.2224">
            <text:p>25,222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24.1413">
            <text:p>24,14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table:number-columns-repeated="5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20.4264">
            <text:p>20,426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0.8015">
            <text:p>50,80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7.16423">
            <text:p>7,164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/>
          <table:table-cell table:formula="of:=SUM([.B2:.B89])" office:value-type="float" office:value="808.85682">
            <text:p>808,85682</text:p>
          </table:table-cell>
          <table:table-cell table:formula="of:=SUM([.C2:.C87])" office:value-type="float" office:value="709.78888">
            <text:p>709,78888</text:p>
          </table:table-cell>
          <table:table-cell table:formula="of:=SUM([.D2:.D87])" office:value-type="float" office:value="274.7954">
            <text:p>274,7954</text:p>
          </table:table-cell>
          <table:table-cell table:formula="of:=SUM([.E2:.E87])" office:value-type="float" office:value="168.59958">
            <text:p>168,599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40.7563">
            <text:p>40,756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number-columns-repeated="2" office:value-type="float" office:value="0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5"/>
          <table:table-cell table:formula="of:=SUM([.F2:.F876])" office:value-type="float" office:value="385.50118">
            <text:p>385,50118</text:p>
          </table:table-cell>
          <table:table-cell table:formula="of:=SUM([.G2:.G876])" office:value-type="float" office:value="435.7563">
            <text:p>435,7563</text:p>
          </table:table-cell>
          <table:table-cell table:formula="of:=SUM([.H2:.H876])" office:value-type="float" office:value="0">
            <text:p>0</text:p>
          </table:table-cell>
        </table:table-row>
      </table:table>
      <table:table table:name="Foglio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galaten </meta:initial-creator>
    <meta:creation-date>2016-04-28T11:17:48</meta:creation-date>
    <dc:date>2016-04-28T17:24:36</dc:date>
    <dc:creator>Hargalaten </dc:creator>
    <meta:editing-duration>PT6H2M13S</meta:editing-duration>
    <meta:editing-cycles>2</meta:editing-cycles>
    <meta:generator>LibreOffice/3.5$Linux_X86_64 LibreOffice_project/350m1$Build-2</meta:generator>
    <meta:document-statistic meta:table-count="3" meta:cell-count="26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4.201cm" style:legend-expansion="high" chart:style-name="ch2"/>
        <chart:plot-area chart:style-name="ch3" table:cell-range-address="'2-ep'.B90:'2-ep'.D90" svg:x="0.77cm" svg:y="0.855cm" svg:width="12.082cm" svg:height="7.545cm">
          <chartooo:coordinate-region svg:x="1.577cm" svg:y="1.054cm" svg:width="11.18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-ep'.B90:'2-ep'.D90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iga 90</text:p>
                <draw:g>
                  <svg:desc/>
                </draw:g>
              </table:table-cell>
              <table:table-cell office:value-type="float" office:value="808.85682">
                <text:p>808.85682</text:p>
                <draw:g>
                  <svg:desc>'2-ep'.B90:'2-ep'.D90</svg:desc>
                </draw:g>
              </table:table-cell>
              <table:table-cell office:value-type="float" office:value="709.78888">
                <text:p>709.788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